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12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52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21.78mm"/>
    </style:style>
    <style:style style:name="co6" style:family="table-column">
      <style:table-column-properties fo:break-before="auto" style:column-width="111.3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ce3" style:family="table-cell" style:parent-style-name="Default" style:data-style-name="N109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Référence/img</text:p>
          </table:table-cell>
          <table:table-cell office:value-type="string" calcext:value-type="string">
            <text:p>Nom</text:p>
          </table:table-cell>
          <table:table-cell table:style-name="Default" office:value-type="string" calcext:value-type="string">
            <text:p>Prix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Descriptif</text:p>
          </table:table-cell>
        </table:table-row>
        <table:table-row table:style-name="ro1">
          <table:table-cell office:value-type="string" calcext:value-type="string">
            <text:p>Pièce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Triens or du VIIème siècle</text:p>
          </table:table-cell>
          <table:table-cell table:style-name="ce1" office:value-type="currency" office:currency="EUR" office:value="1680" calcext:value-type="currency">
            <text:p>1 680,00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érovingens BAVDOMERE OR 1.26grs,Avers: + CABILO - NO FIT., Revers: + BAVDOMERES MONETARIVS. ,TTB+ </text:p>
          </table:table-cell>
        </table:table-row>
        <table:table-row table:style-name="ro1">
          <table:table-cell office:value-type="string" calcext:value-type="string">
            <text:p>Pièce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Double Henri d'or 1er typ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Monnaie, France, François II (1559-1560), Double Henri d'or, 1560, Poitiers, TTB, Or Buste à cuirasse damasquinée de Henri II à droite Croix formée de 4 H couronnés, au centre la lettre d'atelier, croissants en 1 et 3 et fleurs de lis en 2 et 4. HENRICVS.II.D.G.FRANC.REX Pièce de monnaie fabriquée au nom de Henri II </text:p>
          </table:table-cell>
        </table:table-row>
        <table:table-row table:style-name="ro1">
          <table:table-cell office:value-type="string" calcext:value-type="string">
            <text:p>Pièce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30 Sols au génie 1791</text:p>
          </table:table-cell>
          <table:table-cell office:value-type="currency" office:currency="EUR" office:value="112" calcext:value-type="currency">
            <text:p>112,00 €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gent 10grs</text:p>
          </table:table-cell>
        </table:table-row>
        <table:table-row table:style-name="ro1">
          <table:table-cell office:value-type="string" calcext:value-type="string">
            <text:p>Pièce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1 francs 1908</text:p>
          </table:table-cell>
          <table:table-cell office:value-type="currency" office:currency="EUR" office:value="6" calcext:value-type="currency">
            <text:p>6,00 €</text:p>
          </table:table-cell>
          <table:table-cell office:value-type="float" office:value="5" calcext:value-type="float">
            <text:p>5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imbre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TIMBRE NAPOLEON N°18</text:p>
          </table:table-cell>
          <table:table-cell office:value-type="currency" office:currency="EUR" office:value="560" calcext:value-type="currency">
            <text:p>560,00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BRE NAPOLEON N°18 <text:s/>- 1 Fr. neuf* réimpression 1862 <text:s/>signé Calvès <text:s text:c="2"/>défaut avec clair. <text:s/>voir photos <text:s/>Côte 2200€</text:p>
          </table:table-cell>
        </table:table-row>
        <table:table-row table:style-name="ro1">
          <table:table-cell office:value-type="string" calcext:value-type="string">
            <text:p>Timbre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10F orange Arc de Triomphe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f sans trace de charnière. Très beau.</text:p>
          </table:table-cell>
        </table:table-row>
        <table:table-row table:style-name="ro1">
          <table:table-cell office:value-type="string" calcext:value-type="string">
            <text:p>Timbre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Timbre poste 0,30</text:p>
          </table:table-cell>
          <table:table-cell office:value-type="currency" office:currency="EUR" office:value="0.31" calcext:value-type="currency">
            <text:p>0,31 €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MBRE POSTE N° 1509 OBLITERE</text:p>
          </table:table-cell>
        </table:table-row>
        <table:table-row table:style-name="ro1">
          <table:table-cell office:value-type="string" calcext:value-type="string">
            <text:p>Timbre</text:p>
          </table:table-cell>
          <table:table-cell office:value-type="string" calcext:value-type="string">
            <text:p>T04</text:p>
          </table:table-cell>
          <table:table-cell office:value-type="string" calcext:value-type="string">
            <text:p>FRANCE Sage 35c </text:p>
          </table:table-cell>
          <table:table-cell office:value-type="currency" office:currency="EUR" office:value="200" calcext:value-type="currency">
            <text:p>200,00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E Sage n°93* 35c centrage courant frais signé Calves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O01</text:p>
          </table:table-cell>
          <table:table-cell office:value-type="string" calcext:value-type="string">
            <text:p>Tableau thème marine signé Mabille</text:p>
          </table:table-cell>
          <table:table-cell office:value-type="currency" office:currency="EUR" office:value="100" calcext:value-type="currency">
            <text:p>100,00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n état général. Dimensions 61 x 38 cm</text:p>
          </table:table-cell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O02</text:p>
          </table:table-cell>
          <table:table-cell office:value-type="string" calcext:value-type="string">
            <text:p>Les 3 roses</text:p>
          </table:table-cell>
          <table:table-cell office:value-type="currency" office:currency="EUR" office:value="25" calcext:value-type="currency">
            <text:p>25,00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ile sur Toile de Bernard Le Béguec Format F3 27cm sur 22cm</text:p>
          </table:table-cell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O03</text:p>
          </table:table-cell>
          <table:table-cell office:value-type="string" calcext:value-type="string">
            <text:p>Margueritte Deval – La devinette des Maturins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ithographie originale, signée <text:s/>par l'artiste, en haut à droite Tirée de la revue <text:s/>" <text:s/>LE <text:s/>RIRE " <text:s text:c="2"/>n° 274 <text:s text:c="2"/>du 3 fev.1900 , Feuille <text:s/>seule <text:s/>- <text:s/>Publicités au dos . <text:s text:c="2"/>Dimensions : 23 x 31 cm <text:s/>Excellent état,…</text:p>
          </table:table-cell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O04</text:p>
          </table:table-cell>
          <table:table-cell office:value-type="string" calcext:value-type="string">
            <text:p>Litho CHARENTON les CARRIERES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RE ) <text:s/>GUERRE <text:s/>FRANCO <text:s/>ALLEMANDE <text:s/>1870 - 1871 SIEGE <text:s/>DE <text:s/>PARIS <text:s text:c="2"/>1870 <text:s text:c="8"/>Militaria - CHARENTON LES CARRIERES <text:s/>: <text:s/>RETOUR A PARIS , 28 JANVIER 1871 . - Bérod, Editeur. (Paris) -- Date d´édition :…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euble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Cabinet italien </text:p>
          </table:table-cell>
          <table:table-cell office:value-type="currency" office:currency="EUR" office:value="3600" calcext:value-type="currency">
            <text:p>3 600,00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oque : 18ème siècle Etat : En l'état <text:s/>Matière : Placage Longueur : 78,5 Hauteur : 62 Profondeur : 35,5</text:p>
          </table:table-cell>
        </table:table-row>
        <table:table-row table:style-name="ro1">
          <table:table-cell office:value-type="string" calcext:value-type="string">
            <text:p>Meuble</text:p>
          </table:table-cell>
          <table:table-cell office:value-type="string" calcext:value-type="string">
            <text:p>M02</text:p>
          </table:table-cell>
          <table:table-cell office:value-type="string" calcext:value-type="string">
            <text:p>Petit Argentier De Style Louis XVI </text:p>
          </table:table-cell>
          <table:table-cell office:value-type="currency" office:currency="EUR" office:value="1150" calcext:value-type="currency">
            <text:p>1 150,00 €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que : 19ème siècle Etat : Bon état <text:s/>Matière : Noyer Largeur : 124 Hauteur : 210 Profondeur : 58</text:p>
          </table:table-cell>
        </table:table-row>
        <table:table-row table:style-name="ro1">
          <table:table-cell office:value-type="string" calcext:value-type="string">
            <text:p>Meuble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Cave à Liqueurs Fin 19ème </text:p>
          </table:table-cell>
          <table:table-cell office:value-type="currency" office:currency="EUR" office:value="320" calcext:value-type="currency">
            <text:p>320,00 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poque : 19ème siècle Etat : Très bon état <text:s/>Matière : Cristal et carton Longueur : 27cm Hauteur : 23cm Profondeur : 21cm</text:p>
          </table:table-cell>
        </table:table-row>
        <table:table-row table:style-name="ro1">
          <table:table-cell office:value-type="string" calcext:value-type="string">
            <text:p>Meuble</text:p>
          </table:table-cell>
          <table:table-cell office:value-type="string" calcext:value-type="string">
            <text:p>M04</text:p>
          </table:table-cell>
          <table:table-cell office:value-type="string" calcext:value-type="string">
            <text:p>Étagère Japonisante</text:p>
          </table:table-cell>
          <table:table-cell office:value-type="currency" office:currency="EUR" office:value="1850" calcext:value-type="currency">
            <text:p>1 850,00 €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 Gabriel Viardot D’époque Napoléon III, Artiste : Gabriel Viardot Epoque : 19ème siècle Etat : Bon état <text:s/>Matière : Bois sculpté Largeur : 79 cm Hauteur : 75 cm Profondeur : 26 cm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iture</text:p>
          </table:table-cell>
          <table:table-cell office:value-type="string" calcext:value-type="string">
            <text:p>V01</text:p>
          </table:table-cell>
          <table:table-cell office:value-type="string" calcext:value-type="string">
            <text:p>Renault 4CV 1960</text:p>
          </table:table-cell>
          <table:table-cell office:value-type="currency" office:currency="EUR" office:value="19950" calcext:value-type="currency">
            <text:p>19 950,00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nts forts: -Magnifiquement restauré -Belle couleur bleu azur -Pare-chocs chromés -Tableau de bord blanc - Volant à deux branches - Sièges tissus gris/rouge</text:p>
          </table:table-cell>
        </table:table-row>
        <table:table-row table:style-name="ro1">
          <table:table-cell office:value-type="string" calcext:value-type="string">
            <text:p>Voiture</text:p>
          </table:table-cell>
          <table:table-cell office:value-type="string" calcext:value-type="string">
            <text:p>V02</text:p>
          </table:table-cell>
          <table:table-cell office:value-type="string" calcext:value-type="string">
            <text:p>Triumph TR4A IRS 1966 </text:p>
          </table:table-cell>
          <table:table-cell office:value-type="currency" office:currency="EUR" office:value="36950" calcext:value-type="currency">
            <text:p>36 950,00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riumph TR4A IRS 1966 Overdrive <text:s/>Points forts: - Belle couleur rouge - Jantes à rayons chromés - Overdrive - Feux antibrouillard - Capote Mohair - Sellerie luxe avec appuie-tête</text:p>
          </table:table-cell>
        </table:table-row>
        <table:table-row table:style-name="ro1">
          <table:table-cell office:value-type="string" calcext:value-type="string">
            <text:p>Voiture</text:p>
          </table:table-cell>
          <table:table-cell office:value-type="string" calcext:value-type="string">
            <text:p>V03</text:p>
          </table:table-cell>
          <table:table-cell office:value-type="string" calcext:value-type="string">
            <text:p>Austin Healey Sprite MK1 1960</text:p>
          </table:table-cell>
          <table:table-cell office:value-type="currency" office:currency="EUR" office:value="24950" calcext:value-type="currency">
            <text:p>24 950,00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nts forts: - Version "Frogeye" MK1 - Moteur 1275cc avec carburateur Weber - Très bon état - Volant en bois Moto-Lita - Belle couleur noire</text:p>
          </table:table-cell>
        </table:table-row>
        <table:table-row table:style-name="ro1">
          <table:table-cell office:value-type="string" calcext:value-type="string">
            <text:p>Voiture</text:p>
          </table:table-cell>
          <table:table-cell office:value-type="string" calcext:value-type="string">
            <text:p>V04</text:p>
          </table:table-cell>
          <table:table-cell office:value-type="string" calcext:value-type="string">
            <text:p>Mercedes-Benz 190SL 1956</text:p>
          </table:table-cell>
          <table:table-cell office:value-type="currency" office:currency="EUR" office:value="99000" calcext:value-type="currency">
            <text:p>99 000,00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nts forts • Moteur restauré • Bien entretenue • Peinture rou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 style:data-style-name="N2" text:time-value="09:58:06.3611039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09:58:11.793293532</meta:creation-date>
    <meta:editing-duration>PT28M43S</meta:editing-duration>
    <meta:editing-cycles>7</meta:editing-cycles>
    <meta:generator>LibreOffice/6.0.7.3$Linux_X86_64 LibreOffice_project/00m0$Build-3</meta:generator>
    <dc:date>2019-11-14T11:18:34.671012102</dc:date>
    <meta:document-statistic meta:table-count="1" meta:cell-count="125" meta:object-count="0"/>
  </office:meta>
</office:document-meta>
</file>